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Standard">
      <style:paragraph-properties fo:break-before="page"/>
    </style:style>
    <style:style style:name="P13" style:family="paragraph" style:parent-style-name="Contents_20_2">
      <style:paragraph-properties>
        <style:tab-stops>
          <style:tab-stop style:position="0cm"/>
        </style:tab-stops>
      </style:paragraph-properties>
    </style:style>
    <style:style style:name="P14" style:family="paragraph" style:parent-style-name="Contents_20_1">
      <style:paragraph-properties>
        <style:tab-stops>
          <style:tab-stop style:position="0cm"/>
          <style:tab-stop style:position="3cm"/>
        </style:tab-stops>
      </style:paragraph-properties>
    </style:style>
    <style:style style:name="P15" style:family="paragraph" style:parent-style-name="Heading_20_TOC" style:master-page-name="Index">
      <style:paragraph-properties style:page-number="1"/>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Standard"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officeooo:rsid="0007c4a5"/>
    </style:style>
    <style:style style:name="T8" style:family="text">
      <style:text-properties officeooo:rsid="00088310"/>
    </style:style>
    <style:style style:name="T9" style:family="text">
      <style:text-properties officeooo:rsid="0008c8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4"><draw:frame draw:style-name="fr1" draw:name="graphics1" text:anchor-type="paragraph" svg:x="1.109cm" svg:y="0.36cm" svg:width="7.65cm" svg:height="4.189cm" draw:z-index="1"><draw:image xlink:href="../sogo.png" xlink:type="simple" xlink:show="embed" xlink:actuate="onLoad"/></draw:frame></text:p>
      <text:p text:style-name="P4"/>
      <text:p text:style-name="P4"/>
      <text:p text:style-name="P4"/>
      <text:p text:style-name="P4"/>
      <text:p text:style-name="P8"/>
      <text:p text:style-name="P10">Version <text:span text:style-name="T8">2.0.0</text:span></text:p>
      <text:p text:style-name="P9">Mozilla Thunderbird Configuration Guide</text:p>
      <text:p text:style-name="P4"/>
      <text:p text:style-name="P18">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text:span text:style-name="T9">2.0.0</text:span> – <text:span text:style-name="T9">September </text:span>2012</text:p>
      <text:p text:style-name="Standard"/>
      <text:p text:style-name="Standard"/>
      <text:p text:style-name="P5"><draw:frame draw:style-name="fr2" draw:name="graphics3" text:anchor-type="as-char" svg:y="0cm" svg:width="8.814cm" svg:height="1.882cm" draw:z-index="0"><draw:image xlink:href="../inverse.jpg" xlink:type="simple" xlink:show="embed" xlink:actuate="onLoad"/></draw:frame></text:p>
      <text:p text:style-name="P1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Chapter 1<text:tab/>About this Guide <text:s text:c="2"/><text:tab/>2</text:p>
          <text:p text:style-name="P14">Chapter 2<text:tab/>Introduction <text:s text:c="2"/><text:tab/>3</text:p>
          <text:p text:style-name="P14">Chapter 3<text:tab/>Installation <text:s text:c="2"/><text:tab/>4</text:p>
          <text:p text:style-name="P13">Mozilla Thunderbird <text:s text:c="2"/><text:tab/>4</text:p>
          <text:p text:style-name="P13">Mozilla Lightning <text:s text:c="2"/><text:tab/>4</text:p>
          <text:p text:style-name="P13">SOGo Connector and SOGo Integrator <text:s text:c="2"/><text:tab/>5</text:p>
          <text:p text:style-name="P14">Chapter 4<text:tab/>SOGo Integrator Customization <text:s text:c="2"/><text:tab/>6</text:p>
          <text:p text:style-name="P13">Customization <text:s text:c="2"/><text:tab/>6</text:p>
          <text:p text:style-name="P14">Chapter 5<text:tab/>SOGo Update Server <text:s text:c="2"/><text:tab/>8</text:p>
          <text:p text:style-name="P13">Installation <text:s text:c="2"/><text:tab/>8</text:p>
          <text:p text:style-name="P13">Configuration <text:s text:c="2"/><text:tab/>8</text:p>
          <text:p text:style-name="P14">Chapter 6<text:tab/>Additional Information <text:s text:c="2"/><text:tab/>11</text:p>
          <text:p text:style-name="P14">Chapter 7<text:tab/>Commercial Support and Contact Information <text:s text:c="2"/><text:tab/>12</text:p>
        </text:index-body>
      </text:table-of-content>
      <text:p text:style-name="Standard"/>
      <text:h text:style-name="P16"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text:span text:style-name="T8">2.0.0</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7"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and 10 ESR (Extended Support Release) are supported but it is recommend to use the version 10 ESR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10 ESR of Thunderbird, you can use Mozilla Lightning version 1.2.3. In order to download the extension, please visit :</text:p>
      <text:p text:style-name="Standard"><text:a xlink:type="simple" xlink:href="https://addons.mozilla.org/en-US/thunderbird/addon/lightning/versions/?page=1#version-1.2.3">https://addons.mozilla.org/en-US/thunderbird/addon/lightning/versions/?page=1#version-1.2.3</text:a></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and 10 ESR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7"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and install your newly modified extension.</text:p>
      <text:h text:style-name="P17"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
      <text:p text:style-name="P12">For example, to automatically install SOGo Connector, SOGo Integrator and Lightning, you would have :</text:p>
      <text:p text:style-name="Code">$plugins </text:p>
      <text:p text:style-name="Code">= array( "sogo-connector@inverse.ca"</text:p>
      <text:p text:style-name="Code"><text:s text:c="9"/>=&gt; array( "application" =&gt; "thunderbird",</text:p>
      <text:p text:style-name="Code"><text:s text:c="19"/>"version" =&gt; "<text:span text:style-name="T7">10</text:span>.<text:span text:style-name="T7">0.3</text:span>",</text:p>
      <text:p text:style-name="Code"><text:s text:c="19"/>"filename" =&gt; "sogo-connector-<text:span text:style-name="T7">10</text:span>.<text:span text:style-name="T7">0.3</text:span>.xpi" ),</text:p>
      <text:p text:style-name="Code"><text:s text:c="9"/>"sogo-integrator@inverse.ca"</text:p>
      <text:p text:style-name="Code"><text:s text:c="9"/>=&gt; array( "application" =&gt; "thunderbird",</text:p>
      <text:p text:style-name="Code"><text:s text:c="19"/>"version" =&gt; "<text:span text:style-name="T7">10</text:span>.<text:span text:style-name="T7">0.3</text:span>",</text:p>
      <text:p text:style-name="Code"><text:s text:c="19"/>"filename" =&gt; "sogo-integrator<text:span text:style-name="T7">-10</text:span>.0.<text:span text:style-name="T7">3</text:span>-sogo-demo.xpi" ),</text:p>
      <text:p text:style-name="Code"><text:s text:c="9"/>"{e2fda1a4-762b-4020-b5ad-a41df1933103}"</text:p>
      <text:p text:style-name="Code"><text:s text:c="9"/>=&gt; array( "application" =&gt; "thunderbird",</text:p>
      <text:p text:style-name="Code"><text:s text:c="19"/>"version" =&gt; "1.<text:span text:style-name="T7">2.3</text:span>",</text:p>
      <text:p text:style-name="Code"><text:s text:c="19"/>"filename" =&gt; "lightning-1.<text:span text:style-name="T7">2.3</text:span>.xpi" ));</text:p>
      <text:p text:style-name="P7">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ext:span text:style-name="T3">updates.php </text:span>script (but the filename must be identical in all subdirectories). For exemple, for Mozilla Lightning, we could have :</text:p>
      <text:p text:style-name="Code">Darwin_x86-gcc3/lightning-1.2.<text:span text:style-name="T7">3</text:span>.xpi</text:p>
      <text:p text:style-name="Code">Linux_x86-gcc3/lightning-1.<text:span text:style-name="T7">2.3</text:span>.xpi</text:p>
      <text:p text:style-name="Code">Linux_x86_64-gcc3/lightning-1.<text:span text:style-name="T7">2.3</text:span>.xpi</text:p>
      <text:p text:style-name="Code">WINNT_x86-msvc/lightning-1.<text:span text:style-name="T7">2.3</text:span>.xpi<text:line-break/></text:p>
      <text:p text:style-name="P7">If you eventually want to disable an extension, that is, without removing it from your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1.0, you would have :</text:span></text:p>
      <text:p text:style-name="Code"><text:span text:style-name="T5"><text:s/></text:span><text:span text:style-name="T4"><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3"/>
      <text:p text:style-name="P7">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7">Preferences that are forced upon every restart of Thunderbird are controlled from the <text:span text:style-name="T3">./chrome/content/general/custom-preferences.js</text:span> configuration file. Here is an example :</text:p>
      <text:p text:style-name="Code">force_int_pref("changequote.replyformat.format", 0);</text:p>
      <text:p text:style-name="Code">force_bool_pref("changequote.headers.withcc", true);</text:p>
      <text:h text:style-name="P1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2012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932b512-69e3009-7a10e5c-fc86223-a55908</meta:generator>
    <meta:creation-date>2008-10-24T09:42:32</meta:creation-date>
    <meta:editing-cycles>135</meta:editing-cycles>
    <meta:editing-duration>P1DT2H20M45S</meta:editing-duration>
    <dc:date>2012-09-25T14:20:09</dc:date>
    <meta:document-statistic meta:table-count="0" meta:image-count="2" meta:object-count="0" meta:page-count="14" meta:paragraph-count="158" meta:word-count="1707" meta:character-count="12612" meta:non-whitespace-character-count="10679"/>
    <meta:user-defined meta:name="Info 1"/>
    <meta:user-defined meta:name="Info 2"/>
    <meta:user-defined meta:name="Info 3"/>
    <meta:user-defined meta:name="Info 4"/>
  </office:meta>
</office:document-meta>
</file>